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cklog e EAP</text:h>
      <text:p text:style-name="Standard"><text:bookmark text:name="internal-source-marker_0.5526417044457048"/>Backlog = EAP</text:p>
      <text:h text:style-name="Heading_20_1" text:outline-level="1">Papéis</text:h>
      <text:p text:style-name="Standard">Não há geração de valor se o gerente do projeto responsável pelo sucesso ou fracasso do projeto (P.O.) não entender do negócio.</text:p>
      <text:h text:style-name="Heading_20_1" text:outline-level="1">Escopo</text:h>
      <text:p text:style-name="Standard">Projeto = Tudo o que é necessário para que a técnica construa o produto.</text:p>
      <text:p text:style-name="Standard">Produto = É o responsável por definir como será o projeto.</text:p>
      <text:p text:style-name="Standard">Técnico = Características técnicas necessárias para fazer o produto.</text:p>
      <text:h text:style-name="Heading_20_2" text:outline-level="2">Exercício 1</text:h>
      <text:p text:style-name="Text_20_body"><text:span text:style-name="T1">Projeto</text:span>: Movimentação de Juízes Eleitorais</text:p>
      <text:p text:style-name="Text_20_body"><text:span text:style-name="T1">Escopo do Produto</text:span></text:p>
      <text:list xml:id="list536499745" text:style-name="L1">
        <text:list-item>
          <text:p text:style-name="P1">Cadastrar juízes, controlar a movimentação deles e dispor das suas lotações.</text:p>
        </text:list-item>
      </text:list>
      <text:p text:style-name="Text_20_body"><text:span text:style-name="T1">Escopo Técnico</text:span></text:p>
      <text:list xml:id="list237475072" text:style-name="L2">
        <text:list-item>
          <text:p text:style-name="P2">Migração da arquitetura Delphi / Access para Java / Oracle.</text:p>
        </text:list-item>
        <text:list-item>
          <text:p text:style-name="P2">Criar uma arquitetura intermediária.</text:p>
        </text:list-item>
        <text:list-item>
          <text:p text:style-name="P2">Fazer a autenticação Adm Acesso.</text:p>
        </text:list-item>
      </text:list>
      <text:p text:style-name="P3">Escopo do Projeto</text:p>
      <text:list xml:id="list123133646" text:style-name="L3">
        <text:list-item>
          <text:p text:style-name="P4">Entrar <text:s/>em contato com os responsáveis e stakeholders pela movimentações de juízes.</text:p>
        </text:list-item>
        <text:list-item>
          <text:p text:style-name="P4">Solicitar alocar servidores de aplicação e banco de dados</text:p>
        </text:list-item>
        <text:list-item>
          <text:p text:style-name="P4">Definir, salas, pessoas, periodicidade e horários das reuniões.</text:p>
        </text:list-item>
        <text:list-item>
          <text:p text:style-name="P4">Reservar espaço no Task Board</text:p>
        </text:list-item>
        <text:list-item>
          <text:p text:style-name="P4">Alocar <text:tab/>a equipe.</text:p>
        </text:list-item>
      </text:list>
      <text:h text:style-name="Heading_20_1" text:outline-level="1">Ferramentas</text:h>
      <text:list xml:id="list1045378338" text:style-name="L5">
        <text:list-item>
          <text:p text:style-name="P6">Balsamic – Prototipação de telas.</text:p>
        </text:list-item>
        <text:list-item>
          <text:p text:style-name="P6">Pencil – Prototipação de telas.</text:p>
        </text:list-item>
        <text:list-item>
          <text:p text:style-name="P6">O Não – O Não é uma ferramenta importante de trabalho.</text:p>
        </text:list-item>
        <text:list-item>
          <text:p text:style-name="P6">Errador do mês – Quem dá a melhor solução para um problema que a SEDSIS.</text:p>
        </text:list-item>
      </text:list>
      <text:h text:style-name="Heading_20_1" text:outline-level="1">Meetings</text:h>
      <text:p text:style-name="Text_20_body">Obrigação de interagir em toda a reunião. Não é possível que uma pessoa fique calada 100% do tempo. Incluindo as daylies meetings.</text:p>
      <text:h text:style-name="Heading_20_1" text:outline-level="1">Visão do Projeto</text:h>
      <text:list xml:id="list894080862" text:style-name="L4">
        <text:list-item>
          <text:p text:style-name="P5">Pode ser feita em uma meeting própria</text:p>
        </text:list-item>
        <text:list-item>
          <text:p text:style-name="P5">Busca-se o aprofundamento. Perguntas sem respostas</text:p>
          <text:list>
            <text:list-item>
              <text:p text:style-name="P5">Utilize o cliente no próximo meeting</text:p>
            </text:list-item>
            <text:list-item>
              <text:p text:style-name="P5">Não finja respostas.</text:p>
            </text:list-item>
          </text:list>
        </text:list-item>
        <text:list-item>
          <text:p text:style-name="P5"><text:soft-page-break/><text:span text:style-name="T2">O principal é o entendimento</text:span></text:p>
        </text:list-item>
        <text:list-item>
          <text:p text:style-name="P5"><text:span text:style-name="T2">O Conceito tem que ser disseminado.</text:span></text:p>
        </text:list-item>
        <text:list-item>
          <text:p text:style-name="P5"><text:span text:style-name="T2">Teoria das Restrições (</text:span><text:a xlink:type="simple" xlink:href="http://pt.wikipedia.org/wiki/Teoria_das_restrições"><text:span text:style-name="T2">http://pt.wikipedia.org/wiki/Teoria_das_restri%C3%A7%C3%B5es</text:span></text:a><text:span text:style-name="T2">)</text:span></text:p>
        </text:list-item>
      </text:list>
      <text:p text:style-name="Text_20_body"><text:span text:style-name="T1">Para</text:span> a EJE e Zonas Eleitorais <text:span text:style-name="T1">que</text:span> realizam o Programa de Eleitor do Futuro, <text:span text:style-name="T1">o</text:span> SIAPEF <text:span text:style-name="T1">é uma</text:span> aplicação web <text:span text:style-name="T1">que</text:span> auxilia os trabalhos de agendamento e avaliação das ações educativas do Programa Eleitor do Futuro e o monitoramento dos seus resultados. <text:s/><text:span text:style-name="T1">Ao contrário</text:span> do sistema corrente manual, <text:span text:style-name="T1">nosso produto</text:span> permite agilizar o processo de trabalho, facilita o serviço dos poucos servidores da EJE, Escala o processo para mais zonas eleitorais participem dele, elabora de relatórios estatísticos e de resultados.</text:p>
      <text:p text:style-name="Text_20_body"/>
      <text:p text:style-name="Text_20_body">O diferencial deve servir de estímulo </text:p>
      <text:list xml:id="list671814010" text:style-name="L6">
        <text:list-item>
          <text:p text:style-name="P7">para o cliente</text:p>
        </text:list-item>
        <text:list-item>
          <text:p text:style-name="P7">para a equipe de trabalh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4T14:07:54</meta:creation-date>
    <dc:date>2012-05-14T17:55:00</dc:date>
    <meta:editing-duration>PT3H41M50S</meta:editing-duration>
    <meta:editing-cycles>11</meta:editing-cycles>
    <meta:generator>LibreOffice/3.5$Linux_x86 LibreOffice_project/350m1$Build-2</meta:generator>
    <meta:document-statistic meta:table-count="0" meta:image-count="0" meta:object-count="0" meta:page-count="2" meta:paragraph-count="41" meta:word-count="359" meta:character-count="2176" meta:non-whitespace-character-count="1860"/>
  </office:meta>
</office:document-meta>
</file>